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Georgia" svg:font-family="Georgia"/>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Georgia1" svg:font-family="Georgia"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4681in" table:align="left" style:writing-mode="lr-tb"/>
    </style:style>
    <style:style style:name="Table1.A" style:family="table-column">
      <style:table-column-properties style:column-width="0.4583in"/>
    </style:style>
    <style:style style:name="Table1.B" style:family="table-column">
      <style:table-column-properties style:column-width="0.5681in"/>
    </style:style>
    <style:style style:name="Table1.C" style:family="table-column">
      <style:table-column-properties style:column-width="0.5174in"/>
    </style:style>
    <style:style style:name="Table1.D" style:family="table-column">
      <style:table-column-properties style:column-width="4.9243in"/>
    </style:style>
    <style:style style:name="Table1.A1" style:family="table-cell">
      <style:table-cell-properties style:vertical-align="bottom" fo:padding="0.0382in" fo:border-left="0.0007in solid #808080" fo:border-right="none" fo:border-top="0.0007in solid #808080" fo:border-bottom="0.0007in solid #808080"/>
    </style:style>
    <style:style style:name="Table1.D1" style:family="table-cell">
      <style:table-cell-properties style:vertical-align="bottom" fo:padding="0.0382in" fo:border="0.0007in solid #808080"/>
    </style:style>
    <style:style style:name="Table1.A2" style:family="table-cell">
      <style:table-cell-properties fo:padding="0.0382in" fo:border-left="0.0007in solid #808080" fo:border-right="none" fo:border-top="none" fo:border-bottom="0.0007in solid #808080"/>
    </style:style>
    <style:style style:name="Table1.D2" style:family="table-cell">
      <style:table-cell-properties fo:padding="0.0382in" fo:border-left="0.0007in solid #808080" fo:border-right="0.0007in solid #808080" fo:border-top="none" fo:border-bottom="0.0007in solid #808080"/>
    </style:style>
    <style:style style:name="P1" style:family="paragraph" style:parent-style-name="NormalBodyText" style:master-page-name="Standard">
      <style:paragraph-properties fo:margin-left="0in" fo:margin-right="0in" fo:line-height="200%" fo:text-indent="0in" style:auto-text-indent="false"/>
      <style:text-properties style:font-name="Georgia1" fo:font-size="11pt" style:font-size-asian="11pt" style:font-size-complex="11pt"/>
    </style:style>
    <style:style style:name="P2" style:family="paragraph" style:parent-style-name="NormalBodyText">
      <style:paragraph-properties fo:margin-left="0in" fo:margin-right="0in" fo:line-height="200%" fo:text-indent="0in" style:auto-text-indent="false"/>
      <style:text-properties style:font-name="Georgia1" fo:font-size="11pt" style:font-size-asian="11pt" style:font-size-complex="11pt"/>
    </style:style>
    <style:style style:name="P3" style:family="paragraph" style:parent-style-name="NormalBodyText">
      <style:paragraph-properties fo:margin-left="0in" fo:margin-right="0in" fo:line-height="200%" fo:text-align="center" style:justify-single-word="false" fo:text-indent="0in" style:auto-text-indent="false"/>
      <style:text-properties style:font-name="Georgia1" fo:font-size="11pt" style:font-size-asian="11pt" style:font-size-complex="11pt"/>
    </style:style>
    <style:style style:name="P4" style:family="paragraph" style:parent-style-name="NormalBodyText">
      <style:paragraph-properties fo:line-height="200%"/>
      <style:text-properties style:font-name="Georgia1" fo:font-size="11pt" style:font-name-asian="Georgia1" style:font-size-asian="11pt" style:font-name-complex="Georgia1" style:font-size-complex="11pt"/>
    </style:style>
    <style:style style:name="P5" style:family="paragraph" style:parent-style-name="NormalBodyText" style:list-style-name="L1">
      <style:paragraph-properties fo:margin-left="-1in" fo:margin-right="0in" fo:line-height="200%" fo:text-indent="0.5in" style:auto-text-indent="false"/>
    </style:style>
    <style:style style:name="P6" style:family="paragraph" style:parent-style-name="NormalBodyText" style:list-style-name="L2">
      <style:paragraph-properties fo:margin-left="-1in" fo:margin-right="0in" fo:line-height="200%" fo:text-indent="0.5in" style:auto-text-indent="false"/>
      <style:text-properties style:font-name="Georgia1" fo:font-size="11pt" style:font-name-asian="Georgia1" style:font-size-asian="11pt" style:font-name-complex="Georgia1" style:font-size-complex="11pt"/>
    </style:style>
    <style:style style:name="P7" style:family="paragraph" style:parent-style-name="NormalBodyText">
      <style:paragraph-properties fo:margin-left="0in" fo:margin-right="0in" fo:line-height="200%" fo:text-indent="0.5in" style:auto-text-indent="false"/>
      <style:text-properties style:font-name="Georgia1" fo:font-size="11pt" style:font-name-asian="Georgia1" style:font-size-asian="11pt" style:font-name-complex="Georgia1" style:font-size-complex="11pt"/>
    </style:style>
    <style:style style:name="P8" style:family="paragraph" style:parent-style-name="NormalBodyText" style:list-style-name="L3">
      <style:paragraph-properties fo:margin-left="-1in" fo:margin-right="0in" fo:line-height="200%" fo:text-indent="0.5in" style:auto-text-indent="false"/>
      <style:text-properties style:font-name="Georgia1" fo:font-size="11pt" style:font-name-asian="Georgia1" style:font-size-asian="11pt" style:font-name-complex="Georgia1" style:font-size-complex="11pt"/>
    </style:style>
    <style:style style:name="P9" style:family="paragraph" style:parent-style-name="Table_20_Heading">
      <style:paragraph-properties fo:line-height="100%"/>
      <style:text-properties fo:font-size="10pt" fo:font-weight="normal" style:font-size-asian="10pt" style:font-weight-asian="normal" style:font-size-complex="10pt" style:font-weight-complex="normal"/>
    </style:style>
    <style:style style:name="P10" style:family="paragraph" style:parent-style-name="Table_20_Heading">
      <style:paragraph-properties fo:line-height="100%"/>
    </style:style>
    <style:style style:name="P11" style:family="paragraph" style:parent-style-name="Table_20_Contents">
      <style:paragraph-properties fo:line-height="100%" fo:text-align="center" style:justify-single-word="false"/>
    </style:style>
    <style:style style:name="P12" style:family="paragraph" style:parent-style-name="Table_20_Contents">
      <style:paragraph-properties fo:line-height="100%"/>
    </style:style>
    <style:style style:name="P13" style:family="paragraph" style:parent-style-name="Table_20_Contents">
      <style:paragraph-properties fo:line-height="100%"/>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NormalBodyText">
      <style:paragraph-properties fo:margin-left="-1in" fo:margin-right="0in" fo:line-height="100%" fo:text-indent="0.5in" style:auto-text-indent="false"/>
      <style:text-properties style:font-name="Georgia1" fo:font-size="11pt" style:font-name-asian="Georgia1" style:font-size-asian="11pt" style:font-name-complex="Georgia1" style:font-size-complex="11pt"/>
    </style:style>
    <style:style style:name="P15" style:family="paragraph" style:parent-style-name="NormalBodyText">
      <style:paragraph-properties fo:line-height="200%"/>
      <style:text-properties style:font-name="Georgia1" fo:font-size="11pt" style:font-size-asian="11pt" style:font-size-complex="11pt"/>
    </style:style>
    <style:style style:name="P16" style:family="paragraph" style:parent-style-name="NormalBodyText">
      <style:paragraph-properties fo:margin-left="0in" fo:margin-right="0in" fo:line-height="200%" fo:text-align="center" style:justify-single-word="false" fo:text-indent="0in" style:auto-text-indent="false" fo:break-before="page"/>
      <style:text-properties style:font-name="Georgia1" fo:font-size="11pt" style:font-size-asian="11pt" style:font-size-complex="11pt"/>
    </style:style>
    <style:style style:name="P17" style:family="paragraph" style:parent-style-name="NormalBodyText">
      <style:paragraph-properties fo:line-height="200%" fo:break-before="page"/>
      <style:text-properties style:font-name="Georgia1" fo:font-size="11pt" style:font-size-asian="11pt" style:font-size-complex="11pt"/>
    </style:style>
    <style:style style:name="P18" style:family="paragraph" style:parent-style-name="BibliogMLA">
      <style:paragraph-properties fo:line-height="200%"/>
      <style:text-properties style:font-name="Georgia1" fo:font-size="11pt" style:font-size-asian="11pt" style:font-size-complex="11pt"/>
    </style:style>
    <style:style style:name="P19" style:family="paragraph" style:parent-style-name="BibliogMLA">
      <style:paragraph-properties fo:line-height="200%"/>
      <style:text-properties style:font-name="Georgia1" fo:font-size="11pt" fo:font-style="normal" style:text-underline-style="none" style:font-size-asian="11pt" style:font-style-asian="normal" style:font-size-complex="11pt" style:font-style-complex="normal"/>
    </style:style>
    <style:style style:name="T1" style:family="text">
      <style:text-properties fo:font-style="normal" style:text-underline-style="none" style:font-style-asian="normal" style:font-style-complex="normal"/>
    </style:style>
    <style:style style:name="T2" style:family="text">
      <style:text-properties style:font-name="Georgia1" fo:font-size="11pt" style:font-name-asian="Georgia1" style:font-size-asian="11pt" style:font-name-complex="Georgia1" style:font-size-complex="11pt"/>
    </style:style>
    <style:style style:name="T3" style:family="text">
      <style:text-properties fo:font-style="italic" style:font-style-asian="italic" style:font-style-complex="italic"/>
    </style:style>
    <style:style style:name="T4" style:family="text">
      <style:text-properties style:font-name-asian="Times New Roman" style:font-name-complex="Times"/>
    </style:style>
    <style:style style:name="T5" style:family="text">
      <style:text-properties style:font-name-asian="Georgia" style:font-name-complex="Georgia"/>
    </style:style>
    <style:style style:name="T6" style:family="text">
      <style:text-properties style:font-name-asian="Georgia1" style:font-name-complex="Georgia1"/>
    </style:style>
    <style:style style:name="T7" style:family="text">
      <style:text-properties fo:font-style="normal" style:font-name-asian="Georgia" style:font-style-asian="normal" style:font-name-complex="Georgia" style:font-style-complex="normal"/>
    </style:style>
    <style:style style:name="T8" style:family="text">
      <style:text-properties fo:font-style="normal"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prefix="(" style:num-suffix=")" style:num-format="1" text:start-value="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style:num-prefix="(" style:num-suffix=")" style:num-format="1" text:start-value="3">
        <style:list-level-properties text:space-before="0.75in" text:min-label-width="0.25in"/>
      </text:list-level-style-number>
      <text:list-level-style-number text:level="4" style:num-prefix="(" style:num-suffix=")" style:num-format="a">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in Leath</text:p>
      <text:p text:style-name="P2">26 March 2006</text:p>
      <text:p text:style-name="P3">Show Why You Want to Teach Composition</text:p>
      <text:p text:style-name="P4">Writing improves due to meaningful interaction with text. Therefore I organize my course to facilitate students’ engagement in reading and writing. In fact, the most important skill my students practice is not writing but engagement with writing. As in Elbow’s teacherless writing groups, students do this by creating and seeking audiences and communities—including their preferred academic discourse community—which pull them to develop their own voice, the skill to get their voice heard, and their ability to understand others. Within the limits I establish in my syllabus and the requirement that the course focus on argument, critical inquiry, and rhetorical technique, the structure of the course will emerge based on what most helps students become engaged in the writing they are doing for class.</text:p>
      <text:p text:style-name="P4">My course also asks students to<text:span text:style-name="T1"> improve the systems we compose, compose with, and are composed of. I help students recognize writing as a technology that can block or aid vitality, and we will discover ways to benefit from writing while mitigating harm it can cause. Overall, students will practice ways of writing, reading, evaluating, and interacting that help them to inspire others and live well. So apparent will be the benefits they receive thereby that they will continue to develop these powers outside of the course and beyond academics.</text:span></text:p>
      <text:p text:style-name="P4">I am qualified to do this for several reasons.</text:p>
      <text:list text:style-name="L1">
        <text:list-item>
          <text:list>
            <text:list-item>
              <text:list>
                <text:list-item>
                  <text:p text:style-name="P5"><text:span text:style-name="T2">I have created and sought environments which draw me to write. An example of this is my website for people who do not use cars, carfreeuniverse.org. Carfreeuniverse is descended from a personal archive I developed, experienceart.org. To balance the self-focus of that archive, I created a site where I would write with others in mind and where others could do the same. This was Dream Site Ø, for “the sharing of dreams, visions, and questions for self and society.” That prompt did not work for me. On the other hand, I had plenty to say on the carfree theme, which has room for sadness and anger along with the dreams, and a clearer audience whose problems I shared. </text:span>My focus in the past has been not so much to get my writing read, but to encourage others by my example to share as I was sharing, or to “inspire others to find their voice” (Covey 102). Those who find voice by listening help earth benefit from consciousness.</text:p>
                </text:list-item>
              </text:list>
            </text:list-item>
          </text:list>
        </text:list-item>
      </text:list>
      <text:list text:style-name="L2">
        <text:list-item>
          <text:list>
            <text:list-item>
              <text:list>
                <text:list-item>
                  <text:p text:style-name="P6">For two years I have designed and facilitated programs that foster teambuilding and personal development. Several skills from that position transfer to the composition classroom.</text:p>
                </text:list-item>
              </text:list>
            </text:list-item>
          </text:list>
        </text:list-item>
      </text:list>
      <text:p text:style-name="P7">I am sensitive to individual and group energy and can modulate that energy meaningfully. I design my programs based on what I learn about the group’s needs in advance, but modifications are often necessary, and I am able to change the activity or substitute another to be more effective. In addition, each activity has a frame and a debrief, and the program itself has an opening and a closing. A good program, a good dance class, and the best courses have deliberate elements of ceremony and variation.</text:p>
      <text:p text:style-name="P7">I also help participants connect the surface meaning of an activity to more important aspects of their life. For example, I ask a participant to consider how all that goes into being able to jump off the top of a telephone pole symbolizes all that goes into being able to graduate from high school; I use group jump rope—where each team member must jump the rope in sequence without a beat being missed—to highlight the need to work with teammates’ differing abilities; and I ask preteens in a <text:span text:style-name="T3">Fear Factor-</text:span>themed summer camp to consider, “What is the greatest challenge I will face in life and how can I prepare for it?” and to share their responses the following day. I will find similar ways of adding meaning to the composition course.</text:p>
      <text:list text:style-name="L3">
        <text:list-item>
          <text:list>
            <text:list-item>
              <text:list>
                <text:list-item>
                  <text:p text:style-name="P8">An instructor should enhance students’ intrinsic motivation. As part of RWS 609, I have developed a draft of an Elbow-inspired evaluation system to emphasize engagement and to help students make evaluation a tool they use rather than ignore or fear or have imposed upon them. Details are at &lt;http://j9k.org/back/rws609/responsetoessay.pdf&gt; and &lt;http://j9k.org/back/rws609/responsetoessay_discussion.pdf&gt;, and the grid I developed follows.</text:p>
                  <text:p text:style-name="P8"/>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Weak</text:p>
            </table:table-cell>
            <table:table-cell table:style-name="Table1.A1" office:value-type="string">
              <text:p text:style-name="P9">Satis-factory</text:p>
            </table:table-cell>
            <table:table-cell table:style-name="Table1.A1" office:value-type="string">
              <text:p text:style-name="P9">Strong</text:p>
            </table:table-cell>
            <table:table-cell table:style-name="Table1.D1" office:value-type="string">
              <text:p text:style-name="P10"/>
            </table:table-cell>
          </table:table-row>
        </table:table-header-rows>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Your engagement with your subject (a self-rating). How much did this mean to you? Emotional engagement leads to intellectual engagement and to passion you can share = why you are here.</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Sharing your engagement; art and craft</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5"/>Tone, emotion, in service of purpose</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5"/>Ideas, insights, thinking, logic; show of skills assignment requested </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5"/>Organization, structure, helping the reader; rhetorical technique</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5"/>Language, sentences, wording</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5"/>Mechanics: spelling, grammar, punctuation, proofreading</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text:s text:c="10"/>MLA or APA style and correct citation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2">Growth due to writing process: where did this take you in terms of content and form that you have never been before? (another self-rating) </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3">[Suggest other criteria for evaluation when you submit your work]</text:p>
          </table:table-cell>
        </table:table-row>
      </table:table>
      <text:p text:style-name="P14"/>
      <text:list text:style-name="L3" text:continue-numbering="true">
        <text:list-item>
          <text:list text:continue-numbering="true">
            <text:list-item>
              <text:list text:continue-numbering="true">
                <text:list-item>
                  <text:p text:style-name="P8">The last thing I want to mention is that I had an interview last week to be a teaching assistant for Writing the Expository Essay for Johns Hopkins Center for Talented Youth. In three weeks I will know if I have that position. If so, I will spend six weeks this summer assisting and learning the teaching of writing with excellent students and instructors. If not, I at least have been made aware of the sample syllabi for that course which may help me when I write my syllabus for the fall.</text:p>
                </text:list-item>
              </text:list>
            </text:list-item>
          </text:list>
        </text:list-item>
      </text:list>
      <text:p text:style-name="P15">The following pages contain a meditation I wrote for this statement while trying to understand the concept of growth.</text:p>
      <text:p text:style-name="P16">Show Why You Want to Teach Composition</text:p>
      <text:p text:style-name="P15">Lay down, or sit or stand carefully. Take a deep breath (<text:span text:style-name="T4">ö</text:span>). Close your eyes. Exhale (<text:span text:style-name="T4">Ϊ</text:span>). </text:p>
      <text:p text:style-name="NormalBodyText"><text:span text:style-name="T4">ö</text:span><text:span text:style-name="T5">, Ϊ</text:span>. <text:span text:style-name="T4">ö, Ϊ ≈ Ö</text:span><text:span text:style-name="T6">.</text:span><text:span text:style-name="T5"> </text:span>Listen, <text:span text:style-name="T4">Ö, by speaking, Ö, acting, Ö, thinking, Ö, pacing, Ö, feeling, Ö, breathing, Ö, and changing, Ö, </text:span>these<text:span text:style-name="T4">, </text:span>words,<text:span text:style-name="T4"> Ö, Ö, Ö.</text:span> Put, <text:span text:style-name="T4">Ö</text:span>, a point,<text:span text:style-name="T6"> </text:span>in space, <text:span text:style-name="T4">Ö, Ö, Ö, Ö, Ö</text:span><text:span text:style-name="T5">.</text:span> Words, <text:span text:style-name="T4">Ö</text:span><text:span text:style-name="T6">, </text:span>dis-appear, <text:span text:style-name="T4">Ö, Ö, Ö, Ö, Ö</text:span>. Use, <text:span text:style-name="T4">Ö</text:span>, form, <text:span text:style-name="T4">Ö</text:span><text:span text:style-name="T6">,</text:span> to create, <text:span text:style-name="T4">Ö</text:span>, space<text:span text:style-name="T6">, </text:span><text:span text:style-name="T4">Ö.</text:span></text:p>
      <text:p text:style-name="P15">Writing,<text:span text:style-name="T5"> Ö</text:span>, is, <text:span text:style-name="T4">Ö</text:span>, <text:span text:style-name="T6">like, Ö,</text:span> a particle, <text:span text:style-name="T5">Ö</text:span>, in a void,<text:span text:style-name="T5"> Ö,</text:span> a line, <text:span text:style-name="T5">Ö,</text:span> on a plain,<text:span text:style-name="T5"> Ö</text:span>, or a song, <text:span text:style-name="T5">Ö</text:span>, that moves through us, <text:span text:style-name="T5">Ö</text:span>, as we sing, <text:span text:style-name="T6">Ö</text:span>.</text:p>
      <text:p text:style-name="P15">Growing, <text:span text:style-name="T5">Ö,</text:span> is improving, <text:span text:style-name="T4">Ö</text:span>, abil it y,<text:span text:style-name="T5"> Ö</text:span>, to bring space,<text:span text:style-name="T5"> Ö</text:span>, into form,<text:span text:style-name="T5"> </text:span><text:span text:style-name="T6">Ö. </text:span>Those, <text:span text:style-name="T4">Ö</text:span>, who, <text:span text:style-name="T4">Ö,</text:span> cannot, <text:span text:style-name="T4">Ö</text:span>, write, <text:span text:style-name="T5">Ö, </text:span>are less likely, <text:span text:style-name="T4">Ö</text:span>, to agree,<text:span text:style-name="T5"> Ö</text:span>, you could call the sun,<text:span text:style-name="T5"> Ö,</text:span> the moon, <text:span text:style-name="T5">Ö</text:span><text:span text:style-name="T7">, </text:span>(Hartwell 122), <text:span text:style-name="T6">Ö. G</text:span>r<text:span text:style-name="T4">ö</text:span>w<text:span text:style-name="T4">Ϊ</text:span>ng,<text:span text:style-name="T5"> </text:span>en<text:span text:style-name="T4">Ö</text:span>ter in<text:span text:style-name="T4">Ö</text:span>to, <text:span text:style-name="T4">Ö</text:span>, forms, <text:span text:style-name="T4">Ö</text:span>, —possibilities and distinctions<text:span text:style-name="T6">―</text:span>,<text:span text:style-name="T5"> Ö</text:span>, once unknown, <text:span text:style-name="T4">Ö, or felt </text:span><text:span text:style-name="T6">solid, Ö, or vacant, Ö</text:span>.</text:p>
      <text:p text:style-name="P15">Eckhart, <text:span text:style-name="T4">Ö</text:span>, Tolle, <text:span text:style-name="T5">Ö</text:span>, creates space, <text:span text:style-name="T5">Ö</text:span>, between consciousness, <text:span text:style-name="T6">Ö, </text:span>and the thoughts, <text:span text:style-name="T4">Ö</text:span>, and em<text:span text:style-name="T4">o</text:span>t<text:span text:style-name="T4">i</text:span>ons,<text:span text:style-name="T5"> Ö</text:span>, of which consciousness,<text:span text:style-name="T5"> Ö</text:span>, is aware, <text:span text:style-name="T6">Ö.</text:span> If, <text:span text:style-name="T4">ö</text:span>, <text:span text:style-name="T4">Ϊ</text:span> act <text:span text:style-name="T4">i</text:span>n anger, <text:span text:style-name="T4">ö,</text:span><text:span text:style-name="T6"> </text:span><text:span text:style-name="T4">Ϊ</text:span> lack that space,<text:span text:style-name="T5"> Ö</text:span>. Stephen, <text:span text:style-name="T4">Ö</text:span>, Covey,<text:span text:style-name="T5"> </text:span><text:span text:style-name="T4">ö </text:span>creates space <text:span text:style-name="T4">ö</text:span>, <text:span text:style-name="T4">Ϊ</text:span>, <text:span text:style-name="T6">Ö,</text:span> between response, <text:span text:style-name="T4">Ö</text:span>, and stimulus, <text:span text:style-name="T5">Ö. </text:span><text:span text:style-name="T4">ö </text:span><text:span text:style-name="T5">Is that space </text:span><text:span text:style-name="T4">ö</text:span><text:span text:style-name="T5">, </text:span><text:span text:style-name="T4">Ϊ</text:span><text:span text:style-name="T5"> want to enter? Ö.</text:span></text:p>
      <text:p text:style-name="P15">To love,<text:span text:style-name="T5"> Ö,</text:span> may, <text:span text:style-name="T4">Ö</text:span>, be, <text:span text:style-name="T5">Ö</text:span>, to create, <text:span text:style-name="T4">Ö</text:span>, space, <text:span text:style-name="T6">Ö,</text:span> for eachother,<text:span text:style-name="T5"> Ö</text:span>, space, <text:span text:style-name="T4">Ö, </text:span>in which, <text:span text:style-name="T4">Ö</text:span>, we can move,<text:span text:style-name="T5"> Ö</text:span>, in all the ways, <text:span text:style-name="T4">Ö</text:span>, we can move, <text:span text:style-name="T6">Ö,</text:span> and in which, <text:span text:style-name="T5">Ö</text:span>, we, <text:span text:style-name="T4">Ö</text:span>, <text:span text:style-name="T4">ö </text:span>can create<text:span text:style-name="T5"> </text:span><text:span text:style-name="T4">ö, Ϊ</text:span> new ways</text:p>
      <text:p text:style-name="P17">Using form, create space<text:span text:style-name="T4">.</text:span></text:p>
      <text:p text:style-name="P4">Writing is like a particle in a void, a line on a plain, or a song that moves through us as we sing.</text:p>
      <text:p text:style-name="P4">Growing is improving ability to bring space into form. Those who cannot write are less likely to agree you could call the sun the moon (Hartwell 122). Growing, enter into forms ―possibilities and distinctions― once unknown or thought solid or vacant.</text:p>
      <text:p text:style-name="P4">Eckhart Tolle creates space between consciousness and the thoughts and emotions of which consciousness is aware. If I act in anger, I lack that space. Stephen Covey creates space between response and stimulus. Is that space I want to enter?</text:p>
      <text:p text:style-name="P4">To love may be to create space for eachother, space in which we can move in all the ways we can move, and in which we can create new ways.</text:p>
      <text:p text:style-name="P16">Works Cited</text:p>
      <text:p text:style-name="P18">Covey, Stephen R. <text:span text:style-name="T3">The Eighth Habit: From Effectiveness to Greatness.</text:span> New York: Free P, 2005.</text:p>
      <text:p text:style-name="P19">Hartwell, Patrick. “Grammar, Grammars, and the Teaching of Grammar.” <text:span text:style-name="T3">College English</text:span> 47 (1985): 105-127.</text:p>
      <text:p text:style-name="P18">Tolle, Eckhart. <text:span text:style-name="T3">A New Earth: Awakening to Your Life’s Purpose.</text:span><text:span text:style-name="T8"> New York: Penguin,</text:span>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Georgia" svg:font-family="Georgia"/>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Georgia1" svg:font-family="Georgia"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Georgia2" fo:font-size="11pt" fo:language="en" fo:country="US" style:font-name-asian="Times" style:font-size-asian="12pt" style:language-asian="zh" style:country-asian="CN" style:font-name-complex="Times" style:font-size-complex="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in" fo:margin-right="0in" fo:text-indent="0.5in" style:auto-text-indent="false"/>
      <style:text-properties fo:font-size="10pt" style:font-size-asian="10pt"/>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NormalBodyText" style:family="paragraph" style:parent-style-name="Standard">
      <style:paragraph-properties fo:margin-left="0in" fo:margin-right="0in" fo:line-height="200%" fo:orphans="0" fo:widows="0" fo:text-indent="0.5in" style:auto-text-indent="false" style:text-autospace="none"/>
      <style:text-properties style:font-name="Georgia1" fo:font-size="11pt" fo:font-style="normal" style:font-name-asian="Georgia1" style:font-size-asian="11pt" style:font-style-asian="normal" style:font-name-complex="Georgia1" style:font-size-complex="11pt" style:font-style-complex="normal"/>
    </style:style>
    <style:style style:name="NormalQuote" style:family="paragraph" style:parent-style-name="Standard">
      <style:paragraph-properties fo:margin-left="1in" fo:margin-right="0in" fo:line-height="100%" fo:text-indent="0in" style:auto-text-indent="false"/>
      <style:text-properties style:font-name="Georgia2"/>
    </style:style>
    <style:style style:name="BibliogMLA" style:family="paragraph" style:parent-style-name="NormalBodyText">
      <style:paragraph-properties fo:margin-left="0.5in" fo:margin-right="0in" fo:line-height="100%" fo:text-indent="-0.5in" style:auto-text-indent="false" fo:background-color="transparent">
        <style:tab-stops/>
        <style:background-image/>
      </style:paragraph-properties>
      <style:text-properties style:font-name="Georgia1" fo:font-size="11pt" fo:font-style="normal" style:font-size-asian="11pt" style:font-style-asian="normal" style:font-size-complex="11pt" style:font-style-complex="normal"/>
    </style:style>
    <style:style style:name="fnblockquote" style:family="paragraph" style:parent-style-name="Footnote" style:class="extra">
      <style:paragraph-properties fo:margin-left="1in" fo:margin-right="0in" fo:text-indent="0in" style:auto-text-indent="false"/>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P1" style:family="paragraph" style:parent-style-name="Header">
      <style:paragraph-properties fo:margin-left="0in" fo:margin-right="0.0193in" fo:text-indent="0in" style:auto-text-indent="false">
        <style:tab-stops>
          <style:tab-stop style:position="3in" style:type="center"/>
          <style:tab-stop style:position="6.5in" style:type="right"/>
        </style:tab-stops>
      </style:paragraph-properties>
    </style:style>
    <style:style style:name="T1" style:family="text">
      <style:text-properties style:font-name="Georgia1" fo:font-size="11pt" style:font-size-asian="11pt" style:font-size-complex="11pt"/>
    </style:style>
    <style:page-layout style:name="pm1">
      <style:page-layout-properties fo:page-width="8.5in" fo:page-height="11in" style:num-format="1" style:print-orientation="portrait" fo:margin-top="0.5in" fo:margin-bottom="1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75in" style:distance-after-sep="0.0402in" style:adjustment="left" style:rel-width="25%" style:color="#000000"/>
      </style:page-layout-properties>
      <style:header-style>
        <style:header-footer-properties fo:min-height="0.5in" fo:margin-left="0in" fo:margin-right="0in" fo:margin-bottom="0.3in" style:dynamic-spacing="true"/>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tab/> <text:span text:style-name="T1">Leath </text:span><text:span text:style-name="T1"><text:page-number text:select-page="current">6</text:page-number></text:span></text:p>
      </style:header>
    </style:master-page>
    <style:master-page style:name="HTML" style:page-layout-name="pm2"/>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dc:title>Colin Leath</dc:title>
    <meta:initial-creator>JFT 24 hr Computer Lab</meta:initial-creator>
    <meta:creation-date>2004-07-28T23:40:00</meta:creation-date>
    <dc:creator>Colin Leath</dc:creator>
    <dc:date>2006-03-26T18:42:52</dc:date>
    <meta:print-date>2004-08-29T17:23:00</meta:print-date>
    <dc:language>en-US</dc:language>
    <meta:editing-cycles>1472</meta:editing-cycles>
    <meta:editing-duration>P44DT19H10M55S</meta:editing-duration>
    <meta:user-defined meta:name="Info 1"/>
    <meta:user-defined meta:name="Info 2"/>
    <meta:user-defined meta:name="Info 3"/>
    <meta:user-defined meta:name="Info 4"/>
    <meta:document-statistic meta:table-count="1" meta:image-count="0" meta:object-count="0" meta:page-count="6" meta:paragraph-count="43" meta:word-count="1410" meta:character-count="8058"/>
  </office:meta>
</office:document-meta>
</file>